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toolpanel/" manifest:media-type=""/>
  <manifest:file-entry manifest:full-path="Configurations2/floater/" manifest:media-type=""/>
  <manifest:file-entry manifest:full-path="Configurations2/menubar/" manifest:media-type=""/>
  <manifest:file-entry manifest:full-path="Configurations2/progressbar/" manifest:media-type=""/>
  <manifest:file-entry manifest:full-path="Configurations2/popupmenu/" manifest:media-type=""/>
  <manifest:file-entry manifest:full-path="Configurations2/tool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paragraph" style:name="P1" style:parent-style-name="Standard">
      <style:text-properties officeooo:paragraph-rsid="00106dac" officeooo:rsid="00106dac"/>
    </style:style>
    <style:style style:family="paragraph" style:name="P2" style:parent-style-name="Standard">
      <style:text-properties officeooo:paragraph-rsid="0012b73f" officeooo:rsid="00106dac"/>
    </style:style>
    <style:style style:family="paragraph" style:name="P3" style:parent-style-name="Standard">
      <style:text-properties officeooo:paragraph-rsid="0014770c" officeooo:rsid="00106dac"/>
    </style:style>
    <style:style style:family="paragraph" style:name="P4" style:parent-style-name="Standard">
      <style:text-properties officeooo:paragraph-rsid="0016089c" officeooo:rsid="0016089c"/>
    </style:style>
    <style:style style:family="text" style:name="T1">
      <style:text-properties officeooo:rsid="0012b73f"/>
    </style:style>
    <style:style style:family="text" style:name="T2">
      <style:text-properties officeooo:rsid="00176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5_680262437"/><text:span>otto.</text:span> test</text:p>
      <text:p text:style-name="P1"><text:span>otto,</text:span> test</text:p>
      <text:p text:style-name="P1"><text:span>otto;</text:span> test</text:p>
      <text:p text:style-name="P1"><text:span>otto:</text:span> test</text:p>
      <text:p text:style-name="P1"><text:span>otto!</text:span> test</text:p>
      <text:p text:style-name="P1"><text:span>otto?</text:span> test</text:p>
      <text:p text:style-name="P1"><text:span>otto'</text:span> test</text:p>
      <text:p text:style-name="P1"><text:span>otto"</text:span> test</text:p>
      <text:p text:style-name="P1"><text:span>otto </text:span>test</text:p>
      <text:p text:style-name="P2"><text:bookmark-end text:name="__DdeLink__5_680262437"/><text:bookmark-start text:name="__DdeLink__25_2032226316"/><text:span>hans <text:span>otto </text:span></text:span><text:bookmark-end text:name="__DdeLink__25_2032226316"/></text:p>
      <text:p text:style-name="P3"><text:span>hans <text:span>otto </text:span></text:span><text:span text:style-name="T2">2</text:span></text:p>
      <text:p text:style-name="P4"><text:span> 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fill-color="#99ccff" draw:shadow-offset-x="0.3cm" draw:shadow-offset-y="0.3cm" draw:start-line-spacing-horizontal="0.283cm" draw:start-line-spacing-vertical="0.283cm" fo:wrap-option="no-wrap" style:flow-with-text="false" svg:stroke-color="#00000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US" style:country-complex="US" style:font-name="Times New Roman" style:font-name-asian="Andale Sans UI" style:font-name-complex="Tahoma" style:font-size-asian="12pt" style:font-size-complex="12pt" style:language-asian="en" style:language-complex="en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45cm" style:text-autospace="ideograph-alpha" style:writing-mode="page"/>
      <style:text-properties fo:country="US" fo:font-size="12pt" fo:hyphenate="false" fo:hyphenation-push-char-count="2" fo:hyphenation-remain-char-count="2" fo:language="en" style:country-asian="US" style:country-complex="US" style:font-name="Times New Roman" style:font-name-asian="Andale Sans UI" style:font-name-complex="Tahoma" style:font-size-asian="12pt" style:font-size-complex="12pt" style:language-asian="en" style:language-complex="en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fo:country="none" fo:language="zxx" style:country-asian="none" style:country-complex="none" style:language-asian="zxx" style:language-complex="zxx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family="Arial" fo:font-size="14pt" style:font-family-asian="'Andale Sans UI'" style:font-family-complex="Tahoma" style:font-family-generic="swiss" style:font-family-generic-asian="system" style:font-family-generic-complex="system" style:font-name="Arial" style:font-name-asian="Andale Sans UI" style:font-name-complex="Tahoma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family-complex="Tahoma" style:font-name-complex="Tahoma1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family-complex="Tahoma" style:font-name-complex="Tahoma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9M9S</meta:editing-duration>
    <meta:editing-cycles>9</meta:editing-cycles>
    <meta:generator>LibreOffice/4.2.8.2$Linux_X86_64 LibreOffice_project/420m0$Build-2</meta:generator>
    <dc:date>2015-10-10T22:03:26.286627039</dc:date>
    <meta:document-statistic meta:table-count="0" meta:image-count="0" meta:object-count="0" meta:page-count="1" meta:paragraph-count="12" meta:word-count="21" meta:character-count="286" meta:non-whitespace-character-count="277"/>
    <meta:user-defined meta:name="Info 1"/>
    <meta:user-defined meta:name="Info 2"/>
    <meta:user-defined meta:name="Info 3"/>
    <meta:user-defined meta:name="Info 4"/>
  </office:meta>
</office:document-meta>
</file>